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500000000C8CFF9BEFA.png" manifest:media-type="image/png"/>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ource Sans Pro Semibold" svg:font-family="'Source Sans Pro Semibold'" style:font-adornments="Cursiva" style:font-family-generic="swiss"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Tabla1" style:family="table">
      <style:table-properties style:width="8.2cm" fo:margin-top="0.199cm" fo:margin-bottom="0.199cm" table:align="margins" style:writing-mode="lr-tb"/>
    </style:style>
    <style:style style:name="Tabla1.A" style:family="table-column">
      <style:table-column-properties style:column-width="4.101cm" style:rel-column-width="32768*"/>
    </style:style>
    <style:style style:name="Tabla1.B" style:family="table-column">
      <style:table-column-properties style:column-width="4.099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itle" style:master-page-name="Standard">
      <style:paragraph-properties style:page-number="1" fo:break-before="page"/>
      <style:text-properties officeooo:rsid="000fcf37" officeooo:paragraph-rsid="000fcf37"/>
    </style:style>
    <style:style style:name="P2" style:family="paragraph" style:parent-style-name="Text_20_body">
      <style:text-properties style:font-name="Fabrikat" fo:font-size="13pt" officeooo:rsid="0035d587" officeooo:paragraph-rsid="0037544d" style:font-size-asian="10.5pt"/>
    </style:style>
    <style:style style:name="P3" style:family="paragraph" style:parent-style-name="Text_20_body">
      <style:text-properties fo:font-weight="bold" officeooo:rsid="001719a3" officeooo:paragraph-rsid="001719a3" style:font-weight-asian="bold" style:font-weight-complex="bold"/>
    </style:style>
    <style:style style:name="P4" style:family="paragraph" style:parent-style-name="Numerada" style:list-style-name="Numbering_20_1">
      <style:paragraph-properties fo:margin-left="1cm" fo:text-indent="0cm" style:auto-text-indent="false"/>
    </style:style>
    <style:style style:name="P5" style:family="paragraph" style:parent-style-name="Numerada" style:list-style-name="Numbering_20_1">
      <style:paragraph-properties fo:margin-left="1cm" fo:text-indent="0cm" style:auto-text-indent="false"/>
      <style:text-properties officeooo:rsid="0017f8b0" officeooo:paragraph-rsid="0017f8b0"/>
    </style:style>
    <style:style style:name="P6" style:family="paragraph" style:parent-style-name="Numerada" style:list-style-name="Numbering_20_1">
      <style:paragraph-properties fo:margin-left="1cm" fo:text-indent="0cm" style:auto-text-indent="false"/>
      <style:text-properties officeooo:rsid="00248cca" officeooo:paragraph-rsid="00248cca"/>
    </style:style>
    <style:style style:name="P7" style:family="paragraph" style:parent-style-name="Source_20_Code">
      <style:text-properties officeooo:paragraph-rsid="0014160d"/>
    </style:style>
    <style:style style:name="P8" style:family="paragraph" style:parent-style-name="Source_20_Code">
      <style:text-properties officeooo:rsid="0014160d" officeooo:paragraph-rsid="0014160d"/>
    </style:style>
    <style:style style:name="P9" style:family="paragraph" style:parent-style-name="Text_20_body">
      <style:paragraph-properties style:writing-mode="lr-tb"/>
      <style:text-properties officeooo:rsid="00221c5b" officeooo:paragraph-rsid="00221c5b"/>
    </style:style>
    <style:style style:name="P10" style:family="paragraph" style:parent-style-name="Text_20_body">
      <style:paragraph-properties style:writing-mode="lr-tb"/>
      <style:text-properties officeooo:rsid="00324bdf" officeooo:paragraph-rsid="00324bdf"/>
    </style:style>
    <style:style style:name="P11" style:family="paragraph" style:parent-style-name="Text_20_body">
      <style:text-properties officeooo:rsid="00221c5b" officeooo:paragraph-rsid="00221c5b"/>
    </style:style>
    <style:style style:name="P12" style:family="paragraph" style:parent-style-name="Heading_20_2">
      <style:paragraph-properties fo:break-before="page"/>
    </style:style>
    <style:style style:name="P13" style:family="paragraph" style:parent-style-name="Título_20_Ejercicio" style:list-style-name="Trabajo_20_Practico"/>
    <style:style style:name="P14" style:family="paragraph" style:parent-style-name="Text_20_body">
      <style:text-properties officeooo:rsid="0045d22b" officeooo:paragraph-rsid="00101338"/>
    </style:style>
    <style:style style:name="P15" style:family="paragraph" style:parent-style-name="Source_20_Code_20_Header">
      <style:text-properties officeooo:paragraph-rsid="0017f8b0"/>
    </style:style>
    <style:style style:name="P16" style:family="paragraph" style:parent-style-name="Source_20_Code">
      <style:text-properties officeooo:rsid="0017f8b0" officeooo:paragraph-rsid="0017f8b0"/>
    </style:style>
    <style:style style:name="P17" style:family="paragraph" style:parent-style-name="Source_20_Code">
      <style:text-properties officeooo:rsid="002e3efc" officeooo:paragraph-rsid="002e3efc"/>
    </style:style>
    <style:style style:name="P18" style:family="paragraph" style:parent-style-name="Text_20_body">
      <style:paragraph-properties fo:text-align="center" style:justify-single-word="false"/>
      <style:text-properties officeooo:rsid="0017f8b0" officeooo:paragraph-rsid="0017f8b0"/>
    </style:style>
    <style:style style:name="P19" style:family="paragraph" style:parent-style-name="Text_20_body">
      <style:text-properties officeooo:paragraph-rsid="00101338"/>
    </style:style>
    <style:style style:name="P20" style:family="paragraph" style:parent-style-name="Source_20_Code">
      <style:text-properties officeooo:rsid="0017f8b0" officeooo:paragraph-rsid="0018751b"/>
    </style:style>
    <style:style style:name="P21" style:family="paragraph" style:parent-style-name="Source_20_Code_20_Header">
      <style:text-properties officeooo:paragraph-rsid="0018751b"/>
    </style:style>
    <style:style style:name="P22" style:family="paragraph" style:parent-style-name="Text_20_body">
      <style:text-properties officeooo:paragraph-rsid="0000ab9b"/>
    </style:style>
    <style:style style:name="P23" style:family="paragraph" style:parent-style-name="Título_20_Ejercicio" style:list-style-name="Trabajo_20_Practico">
      <style:text-properties officeooo:rsid="001719a3" officeooo:paragraph-rsid="001719a3"/>
    </style:style>
    <style:style style:name="P24" style:family="paragraph" style:parent-style-name="Text_20_body">
      <style:text-properties officeooo:rsid="001719a3" officeooo:paragraph-rsid="001719a3"/>
    </style:style>
    <style:style style:name="P25" style:family="paragraph" style:parent-style-name="Source_20_Code">
      <style:text-properties officeooo:paragraph-rsid="001719a3"/>
    </style:style>
    <style:style style:name="P26" style:family="paragraph" style:parent-style-name="Source_20_Code_20_Header">
      <style:text-properties officeooo:paragraph-rsid="001719a3"/>
    </style:style>
    <style:style style:name="P27" style:family="paragraph" style:parent-style-name="Source_20_Code">
      <style:text-properties officeooo:rsid="001719a3" officeooo:paragraph-rsid="001719a3"/>
    </style:style>
    <style:style style:name="P28" style:family="paragraph" style:parent-style-name="Text_20_body">
      <style:text-properties officeooo:rsid="0017f8b0" officeooo:paragraph-rsid="0017f8b0"/>
    </style:style>
    <style:style style:name="P29" style:family="paragraph" style:parent-style-name="Título_20_Ejercicio" style:list-style-name="Trabajo_20_Practico">
      <style:text-properties officeooo:rsid="0033c5ea" officeooo:paragraph-rsid="0033c5ea"/>
    </style:style>
    <style:style style:name="P30" style:family="paragraph" style:parent-style-name="Text_20_body">
      <style:text-properties officeooo:rsid="0033c5ea" officeooo:paragraph-rsid="0033c5ea"/>
    </style:style>
    <style:style style:name="P31" style:family="paragraph" style:parent-style-name="Source_20_Code_20_Header">
      <style:text-properties officeooo:paragraph-rsid="0033c5ea"/>
    </style:style>
    <style:style style:name="P32" style:family="paragraph" style:parent-style-name="Source_20_Code">
      <style:text-properties officeooo:rsid="0033c5ea" officeooo:paragraph-rsid="0033c5ea"/>
    </style:style>
    <style:style style:name="P33" style:family="paragraph" style:parent-style-name="Text_20_body">
      <style:text-properties officeooo:rsid="001719a3" officeooo:paragraph-rsid="0033c5ea"/>
    </style:style>
    <style:style style:name="P34" style:family="paragraph" style:parent-style-name="Título_20_Ejercicio" style:list-style-name="Trabajo_20_Practico">
      <style:text-properties officeooo:rsid="001b7a77" officeooo:paragraph-rsid="001b7a77"/>
    </style:style>
    <style:style style:name="P35" style:family="paragraph" style:parent-style-name="Text_20_body">
      <style:text-properties officeooo:paragraph-rsid="001b7a77"/>
    </style:style>
    <style:style style:name="P36" style:family="paragraph" style:parent-style-name="Source_20_Code_20_Header">
      <style:text-properties officeooo:paragraph-rsid="001b7a77"/>
    </style:style>
    <style:style style:name="P37" style:family="paragraph" style:parent-style-name="Source_20_Code">
      <style:text-properties officeooo:rsid="0017f8b0" officeooo:paragraph-rsid="001b7a77"/>
    </style:style>
    <style:style style:name="P38" style:family="paragraph" style:parent-style-name="Source_20_Code">
      <style:text-properties officeooo:rsid="001719a3" officeooo:paragraph-rsid="001b7a77"/>
    </style:style>
    <style:style style:name="P39" style:family="paragraph" style:parent-style-name="Text_20_body">
      <style:text-properties officeooo:rsid="001b7a77" officeooo:paragraph-rsid="001b7a77"/>
    </style:style>
    <style:style style:name="P40" style:family="paragraph" style:parent-style-name="Text_20_body">
      <style:text-properties officeooo:rsid="00324bdf" officeooo:paragraph-rsid="00324bdf"/>
    </style:style>
    <style:style style:name="P41" style:family="paragraph" style:parent-style-name="Text_20_body">
      <style:text-properties officeooo:rsid="00042ff5" officeooo:paragraph-rsid="0000ab9b"/>
    </style:style>
    <style:style style:name="P42" style:family="paragraph" style:parent-style-name="Text_20_body">
      <style:paragraph-properties fo:text-align="center" style:justify-single-word="false"/>
      <style:text-properties officeooo:rsid="00299278" officeooo:paragraph-rsid="00299278"/>
    </style:style>
    <style:style style:name="P43" style:family="paragraph" style:parent-style-name="Source_20_Code">
      <style:text-properties officeooo:rsid="00282098" officeooo:paragraph-rsid="0017f8b0"/>
    </style:style>
    <style:style style:name="P44" style:family="paragraph" style:parent-style-name="Text_20_body">
      <style:text-properties officeooo:rsid="0096d073" officeooo:paragraph-rsid="0000ab9b"/>
    </style:style>
    <style:style style:name="P45" style:family="paragraph" style:parent-style-name="Text_20_body">
      <style:text-properties officeooo:paragraph-rsid="001c9dad"/>
    </style:style>
    <style:style style:name="P46" style:family="paragraph" style:parent-style-name="Título_20_Ejercicio" style:list-style-name="Trabajo_20_Practico">
      <style:text-properties officeooo:rsid="001577ec" officeooo:paragraph-rsid="001577ec"/>
    </style:style>
    <style:style style:name="P47" style:family="paragraph" style:parent-style-name="Text_20_body">
      <style:text-properties officeooo:paragraph-rsid="001577ec"/>
    </style:style>
    <style:style style:name="P48" style:family="paragraph" style:parent-style-name="Table_20_Contents">
      <style:paragraph-properties fo:text-align="center" style:justify-single-word="false"/>
    </style:style>
    <style:style style:name="P49" style:family="paragraph" style:parent-style-name="Source_20_Code">
      <style:text-properties officeooo:rsid="001b7a77" officeooo:paragraph-rsid="001b7a77"/>
    </style:style>
    <style:style style:name="P50" style:family="paragraph" style:parent-style-name="Título_20_Ejercicio" style:list-style-name="Trabajo_20_Practico">
      <style:text-properties officeooo:paragraph-rsid="001577ec"/>
    </style:style>
    <style:style style:name="P51" style:family="paragraph" style:parent-style-name="Text_20_body">
      <style:text-properties officeooo:paragraph-rsid="00065d8f"/>
    </style:style>
    <style:style style:name="P52" style:family="paragraph" style:parent-style-name="Source_20_Code_20_Header">
      <style:text-properties officeooo:paragraph-rsid="001c9dad"/>
    </style:style>
    <style:style style:name="P53" style:family="paragraph" style:parent-style-name="Source_20_Code">
      <style:text-properties officeooo:rsid="001c9dad" officeooo:paragraph-rsid="001c9dad"/>
    </style:style>
    <style:style style:name="P54" style:family="paragraph" style:parent-style-name="Título_20_Ejercicio" style:list-style-name="Trabajo_20_Practico">
      <style:text-properties officeooo:rsid="00285a8f" officeooo:paragraph-rsid="002a4413"/>
    </style:style>
    <style:style style:name="P55" style:family="paragraph" style:parent-style-name="Text_20_body">
      <style:text-properties officeooo:paragraph-rsid="002a4413"/>
    </style:style>
    <style:style style:name="P56" style:family="paragraph" style:parent-style-name="Text_20_body">
      <style:text-properties officeooo:rsid="00285a8f" officeooo:paragraph-rsid="002a4413"/>
    </style:style>
    <style:style style:name="P57" style:family="paragraph" style:parent-style-name="Source_20_Code_20_Header">
      <style:text-properties officeooo:paragraph-rsid="002a4413"/>
    </style:style>
    <style:style style:name="P58" style:family="paragraph" style:parent-style-name="Source_20_Code">
      <style:text-properties officeooo:rsid="00285a8f" officeooo:paragraph-rsid="002a4413"/>
    </style:style>
    <style:style style:name="P59" style:family="paragraph" style:parent-style-name="Source_20_Code">
      <style:text-properties officeooo:rsid="001c9dad" officeooo:paragraph-rsid="002a4413"/>
    </style:style>
    <style:style style:name="P60" style:family="paragraph" style:parent-style-name="Source_20_Code">
      <style:text-properties officeooo:rsid="002f92d8" officeooo:paragraph-rsid="002f92d8"/>
    </style:style>
    <style:style style:name="P61" style:family="paragraph" style:parent-style-name="Text_20_body">
      <style:text-properties officeooo:rsid="001c9dad" officeooo:paragraph-rsid="001c9dad"/>
    </style:style>
    <style:style style:name="P62" style:family="paragraph" style:parent-style-name="Text_20_body">
      <style:text-properties officeooo:rsid="001edc1f" officeooo:paragraph-rsid="001edc1f"/>
    </style:style>
    <style:style style:name="P63" style:family="paragraph" style:parent-style-name="Source_20_Code_20_Header">
      <style:text-properties officeooo:paragraph-rsid="0007475c"/>
    </style:style>
    <style:style style:name="P64" style:family="paragraph" style:parent-style-name="Source_20_Code">
      <style:text-properties officeooo:rsid="001c9dad" officeooo:paragraph-rsid="0007475c"/>
    </style:style>
    <style:style style:name="P65" style:family="paragraph" style:parent-style-name="Source_20_Code">
      <style:text-properties officeooo:paragraph-rsid="001c9dad"/>
    </style:style>
    <style:style style:name="P66" style:family="paragraph" style:parent-style-name="Source_20_Code_20_Header">
      <style:text-properties officeooo:paragraph-rsid="001edc1f"/>
    </style:style>
    <style:style style:name="P67" style:family="paragraph" style:parent-style-name="Source_20_Code">
      <style:text-properties officeooo:rsid="001edc1f" officeooo:paragraph-rsid="001edc1f"/>
    </style:style>
    <style:style style:name="P68" style:family="paragraph" style:parent-style-name="Source_20_Code_20_Header">
      <style:text-properties officeooo:paragraph-rsid="001ff324"/>
    </style:style>
    <style:style style:name="P69" style:family="paragraph" style:parent-style-name="Source_20_Code">
      <style:text-properties officeooo:rsid="001ff324" officeooo:paragraph-rsid="001ff324"/>
    </style:style>
    <style:style style:name="P70" style:family="paragraph" style:parent-style-name="Título_20_Ejercicio" style:list-style-name="Trabajo_20_Practico">
      <style:text-properties officeooo:rsid="001ff324" officeooo:paragraph-rsid="001ff324"/>
    </style:style>
    <style:style style:name="P71" style:family="paragraph" style:parent-style-name="Text_20_body">
      <style:text-properties officeooo:rsid="001ff324" officeooo:paragraph-rsid="001ff324"/>
    </style:style>
    <style:style style:name="P72" style:family="paragraph" style:parent-style-name="Text_20_body">
      <style:text-properties officeooo:paragraph-rsid="00351ba0"/>
    </style:style>
    <style:style style:name="P73" style:family="paragraph" style:parent-style-name="Título_20_Ejercicio" style:list-style-name="Trabajo_20_Practico">
      <style:text-properties officeooo:rsid="00351ba0" officeooo:paragraph-rsid="00351ba0"/>
    </style:style>
    <style:style style:name="P74" style:family="paragraph" style:parent-style-name="Text_20_body">
      <style:text-properties officeooo:rsid="00351ba0" officeooo:paragraph-rsid="00351ba0"/>
    </style:style>
    <style:style style:name="P75" style:family="paragraph" style:parent-style-name="Source_20_Code_20_Header">
      <style:text-properties officeooo:paragraph-rsid="00351ba0"/>
    </style:style>
    <style:style style:name="P76" style:family="paragraph" style:parent-style-name="Source_20_Code">
      <style:paragraph-properties style:writing-mode="lr-tb"/>
      <style:text-properties officeooo:rsid="00351ba0" officeooo:paragraph-rsid="00351ba0"/>
    </style:style>
    <style:style style:name="P77" style:family="paragraph" style:parent-style-name="Source_20_Code">
      <style:paragraph-properties style:writing-mode="lr-tb"/>
      <style:text-properties officeooo:rsid="001ff324" officeooo:paragraph-rsid="00351ba0"/>
    </style:style>
    <style:style style:name="T1" style:family="text">
      <style:text-properties officeooo:rsid="0031b65a"/>
    </style:style>
    <style:style style:name="T2" style:family="text">
      <style:text-properties officeooo:rsid="002ac7dc"/>
    </style:style>
    <style:style style:name="T3" style:family="text">
      <style:text-properties officeooo:rsid="00221c5b"/>
    </style:style>
    <style:style style:name="T4" style:family="text">
      <style:text-properties style:font-name="Fabrikat" fo:font-size="13pt" style:font-size-asian="10.5pt"/>
    </style:style>
    <style:style style:name="T5" style:family="text">
      <style:text-properties officeooo:rsid="00324bdf"/>
    </style:style>
    <style:style style:name="T6" style:family="text">
      <style:text-properties style:font-name="Fabrikat" fo:font-size="13pt" officeooo:rsid="0018751b" style:font-size-asian="10.5pt"/>
    </style:style>
    <style:style style:name="T7" style:family="text">
      <style:text-properties style:font-name="Fabrikat" fo:font-size="13pt" officeooo:rsid="0014160d" style:font-size-asian="10.5pt"/>
    </style:style>
    <style:style style:name="T8" style:family="text">
      <style:text-properties fo:font-size="13pt" officeooo:rsid="0014160d" style:font-size-asian="10.5pt"/>
    </style:style>
    <style:style style:name="T9" style:family="text">
      <style:text-properties style:font-name="Fabrikat" fo:font-size="13pt" officeooo:rsid="002ac7dc" style:font-size-asian="10.5pt"/>
    </style:style>
    <style:style style:name="T10" style:family="text">
      <style:text-properties officeooo:rsid="001719a3"/>
    </style:style>
    <style:style style:name="T11" style:family="text">
      <style:text-properties officeooo:rsid="0031160a"/>
    </style:style>
    <style:style style:name="T12" style:family="text">
      <style:text-properties officeooo:rsid="0037544d"/>
    </style:style>
    <style:style style:name="T13" style:family="text">
      <style:text-properties officeooo:rsid="00112239"/>
    </style:style>
    <style:style style:name="T14" style:family="text">
      <style:text-properties officeooo:rsid="0014160d"/>
    </style:style>
    <style:style style:name="T15" style:family="text">
      <style:text-properties officeooo:rsid="00225d6d"/>
    </style:style>
    <style:style style:name="T16" style:family="text">
      <style:text-properties officeooo:rsid="002685bd"/>
    </style:style>
    <style:style style:name="T17" style:family="text">
      <style:text-properties officeooo:rsid="001b7a77"/>
    </style:style>
    <style:style style:name="T18" style:family="text">
      <style:text-properties officeooo:rsid="0017f8b0"/>
    </style:style>
    <style:style style:name="T19" style:family="text">
      <style:text-properties officeooo:rsid="002e3efc"/>
    </style:style>
    <style:style style:name="T20" style:family="text">
      <style:text-properties officeooo:rsid="0045d22b"/>
    </style:style>
    <style:style style:name="T21" style:family="text">
      <style:text-properties officeooo:rsid="0018751b"/>
    </style:style>
    <style:style style:name="T22" style:family="text">
      <style:text-properties officeooo:rsid="0080803c"/>
    </style:style>
    <style:style style:name="T23" style:family="text">
      <style:text-properties officeooo:rsid="0096d073"/>
    </style:style>
    <style:style style:name="T24" style:family="text">
      <style:text-properties officeooo:rsid="001a2539"/>
    </style:style>
    <style:style style:name="T25" style:family="text">
      <style:text-properties officeooo:rsid="007ebd3b"/>
    </style:style>
    <style:style style:name="T26" style:family="text">
      <style:text-properties officeooo:rsid="0033c5ea"/>
    </style:style>
    <style:style style:name="T27" style:family="text">
      <style:text-properties officeooo:rsid="001c9dad"/>
    </style:style>
    <style:style style:name="T28" style:family="text">
      <style:text-properties fo:font-weight="bold" style:font-weight-asian="bold" style:font-weight-complex="bold"/>
    </style:style>
    <style:style style:name="T29" style:family="text">
      <style:text-properties officeooo:rsid="00299278"/>
    </style:style>
    <style:style style:name="T30" style:family="text">
      <style:text-properties officeooo:rsid="00282098"/>
    </style:style>
    <style:style style:name="T31" style:family="text">
      <style:text-properties officeooo:rsid="000d8456"/>
    </style:style>
    <style:style style:name="T32" style:family="text">
      <style:text-properties officeooo:rsid="001577ec"/>
    </style:style>
    <style:style style:name="T33" style:family="text">
      <style:text-properties officeooo:rsid="00065d8f"/>
    </style:style>
    <style:style style:name="T34" style:family="text">
      <style:text-properties officeooo:rsid="00285a8f"/>
    </style:style>
    <style:style style:name="T35" style:family="text">
      <style:text-properties fo:font-weight="normal" style:font-weight-asian="normal" style:font-weight-complex="normal"/>
    </style:style>
    <style:style style:name="T36" style:family="text">
      <style:text-properties style:font-name="Fabrikat" fo:font-size="13pt" fo:font-weight="normal" officeooo:rsid="00065d8f" style:font-size-asian="10.5pt" style:font-weight-asian="normal" style:font-weight-complex="normal"/>
    </style:style>
    <style:style style:name="T37" style:family="text">
      <style:text-properties fo:font-weight="normal" officeooo:rsid="0033c5ea" style:font-weight-asian="normal" style:font-weight-complex="normal"/>
    </style:style>
    <style:style style:name="T38" style:family="text">
      <style:text-properties officeooo:rsid="00400fdf"/>
    </style:style>
    <style:style style:name="T39" style:family="text">
      <style:text-properties officeooo:rsid="004116d3"/>
    </style:style>
    <style:style style:name="T40" style:family="text">
      <style:text-properties fo:font-weight="normal" officeooo:rsid="00702a33" style:font-weight-asian="normal" style:font-weight-complex="normal"/>
    </style:style>
    <style:style style:name="T41" style:family="text">
      <style:text-properties officeooo:rsid="00702a33"/>
    </style:style>
    <style:style style:name="T42" style:family="text">
      <style:text-properties officeooo:rsid="006f60bf"/>
    </style:style>
    <style:style style:name="T43" style:family="text">
      <style:text-properties officeooo:rsid="0007475c"/>
    </style:style>
    <style:style style:name="T44" style:family="text">
      <style:text-properties style:font-name="Fabrikat" fo:font-size="13pt" officeooo:rsid="0007475c" style:font-size-asian="10.5pt"/>
    </style:style>
    <style:style style:name="T45" style:family="text">
      <style:text-properties officeooo:rsid="0082ed05"/>
    </style:style>
    <style:style style:name="T46" style:family="text">
      <style:text-properties officeooo:rsid="001ff324"/>
    </style:style>
    <style:style style:name="T47" style:family="text">
      <style:text-properties officeooo:rsid="003f282e"/>
    </style:style>
    <style:style style:name="T48" style:family="text">
      <style:text-properties officeooo:rsid="00351ba0"/>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6cm">
          <style:column-sep style:width="0.009cm" style:color="#000000" style:height="100%" style:style="none"/>
          <style:column style:rel-width="32767*" fo:start-indent="0cm" fo:end-indent="0.3cm"/>
          <style:column style:rel-width="32768*" fo:start-indent="0.3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text:span text:style-name="T1">bloque </text:span><text:span text:style-name="T2">I</text:span></text:p>
      <text:p text:style-name="P2">Tranquilos, ¡nadie se estrese por la entrega de estos ejercicios! No hay una fecha límite ni una entrega formal. Si quieren que les demos una mano con alguno en particular, ya saben, nos escriben un correo (<text:a xlink:type="simple" xlink:href="mailto:mrvilugron@unrn.edu.ar" text:style-name="Internet_20_link" text:visited-style-name="Visited_20_Internet_20_Link">mrvilugron@unrn.edu.ar</text:a>) o me contactan por Discord <text:span text:style-name="T3">en el canal </text:span><text:a xlink:type="simple" xlink:href="https://discord.com/channels/1335799441420062812/1335799442217107567" text:style-name="Internet_20_link" text:visited-style-name="Visited_20_Internet_20_Link"><text:span text:style-name="T3">#python</text:span></text:a><text:span text:style-name="T3"> </text:span>y lo vemos juntos. ¡Lo importante es que practiquen y se sientan cómodos con los temas!"</text:p>
      <text:p text:style-name="P3"><text:span text:style-name="T4">No olviden:</text:span></text:p>
      <text:list text:style-name="Numbering_20_1">
        <text:list-item>
          <text:p text:style-name="P4"><text:span text:style-name="T5">Anoten q</text:span><text:span text:style-name="T1">ue es lo que se espera de entrada y que es lo que esperan que salga.</text:span></text:p>
        </text:list-item>
        <text:list-item>
          <text:p text:style-name="P5"><text:span text:style-name="T4">Sigan la forma de la salida siempre que sea posible, </text:span><text:span text:style-name="T6">pueden agregar información adicional si lo desean, pero mantengan los programas simples.</text:span></text:p>
        </text:list-item>
        <text:list-item>
          <text:p text:style-name="P4"><text:span text:style-name="T4">Un archivo por cada e</text:span><text:span text:style-name="T7">jercicio </text:span><text:span text:style-name="T4">y el </text:span><text:span text:style-name="T7">nombre del mismo deberá ser </text:span><text:span text:style-name="Example"><text:span text:style-name="T8">apellido-numero.py</text:span></text:span><text:span text:style-name="T7">, </text:span><text:span text:style-name="T9">para que sea más fácil de revisar, no lo compacten (zip/rar/etc)</text:span></text:p>
        </text:list-item>
        <text:list-item>
          <text:p text:style-name="P4"><text:span text:style-name="T10">Si hay un número, asuman que es un</text:span><text:span text:style-name="T11">o</text:span><text:span text:style-name="T10"> </text:span><text:span text:style-name="T11">entero </text:span><text:span text:style-name="T2">natural</text:span> incluyendo el cero, salvo que sea indicad<text:span text:style-name="T10">a otra cosa </text:span><text:span text:style-name="T11">y vean si es realmente necesario considerar los números negativos.</text:span></text:p>
        </text:list-item>
        <text:list-item>
          <text:p text:style-name="P6"><text:span text:style-name="T1">Indiquen en cada ejercicio resuelto </text:span>4 valores de entrada con su respectiva salida <text:span text:style-name="T1">dentro de un comentario.</text:span></text:p>
        </text:list-item>
      </text:list>
      <text:p text:style-name="Source_20_Code_20_Header">Todos los archivos deb<text:span text:style-name="T12">iera</text:span>n tener al principio <text:span text:style-name="T1">este comentario con sus datos:</text:span></text:p>
      <text:p text:style-name="P7"><text:span text:style-name="T13"># </text:span><text:span text:style-name="T14">Martín René Vilugrón</text:span></text:p>
      <text:p text:style-name="P7"><text:span text:style-name="T14"># </text:span><text:span text:style-name="T13">mrvilugron@unrn.edu.ar</text:span></text:p>
      <text:p text:style-name="P8"># Ejercicios Python – 1</text:p>
      <text:p text:style-name="P9">Pueden preguntar lo que quieran por Discord. Creen un hilo con el número de<text:span text:style-name="T5">l</text:span> ejercicio <text:span text:style-name="T5">que les trajo problemas y copiando el enunciado los podemos ayudar más rápido.</text:span></text:p>
      <text:p text:style-name="P10">Observen de usar lo que vemos en clases y está en el apunte, Python ofrece más opciones para resolver los ejercicios que no serán tomadas como válidas.</text:p>
      <text:p text:style-name="P11">Si no llegan a todos los ejercicios, ¡no hay problema! Esto no es con nota, es para que practiquen.</text:p>
      <text:p text:style-name="Amplificada">!<text:span text:style-name="T15">La clave de la programación es la práctica, por lo que les recomiendo fuertemente que </text:span><text:span text:style-name="T12">lo intenten por su cuenta antes de que una IA lo resuelva. También es </text:span><text:span text:style-name="T16">muy recomendable implementar múltiples soluciones a cada ejercicio.</text:span></text:p>
      <text:h text:style-name="P12" text:outline-level="2">Ejercicios</text:h>
      <text:section text:style-name="Sect1" text:name="Sección1">
        <text:list text:style-name="Trabajo_20_Practico">
          <text:list-item>
            <text:h text:style-name="P13" text:outline-level="3"><text:span text:style-name="T17">Cálculo</text:span> de área</text:h>
          </text:list-item>
        </text:list>
        <text:p text:style-name="P14">Escribir un programa que solicite al usuario la base y la altura, calcule el área del triángulo y muestre el resultado por pantalla.</text:p>
        <text:p text:style-name="P15"><text:span text:style-name="T18">E</text:span>ntrada</text:p>
        <text:p text:style-name="P16">1<text:span text:style-name="T19">4.4</text:span></text:p>
        <text:p text:style-name="P16">7</text:p>
        <text:p text:style-name="P15">Salida</text:p>
        <text:p text:style-name="P17">100.8</text:p>
        <text:p text:style-name="P18"><draw:frame draw:style-name="fr1" draw:name="Objeto1" text:anchor-type="as-char" svg:y="-0.619cm" svg:width="2.293cm" svg:height="0.998cm" draw:z-index="0"><draw:object xlink:href="./Object 3" xlink:type="simple" xlink:show="embed" xlink:actuate="onLoad"/><draw:image xlink:href="./ObjectReplacements/Object 3" xlink:type="simple" xlink:show="embed" xlink:actuate="onLoad"/></draw:frame></text:p>
        <text:list text:continue-numbering="true" text:style-name="Trabajo_20_Practico">
          <text:list-item>
            <text:h text:style-name="P13" text:outline-level="3">Costo de combustible</text:h>
          </text:list-item>
        </text:list>
        <text:p text:style-name="P19"><text:span text:style-name="T20">Escribir un programa que solicite al usuario el precio y la cantidad de combustible cargado e imprima el costo total de la carga de combustible.</text:span> </text:p>
        <text:p text:style-name="Source_20_Code_20_Header"><text:span text:style-name="T21">Ent</text:span>rada</text:p>
        <text:p text:style-name="P20">15</text:p>
        <text:p text:style-name="P20">7</text:p>
        <text:p text:style-name="P21">Salida</text:p>
        <text:p text:style-name="P20">59,5</text:p>
        <text:list text:continue-numbering="true" text:style-name="Trabajo_20_Practico">
          <text:list-item>
            <text:h text:style-name="P13" text:outline-level="3">Aprobado</text:h>
          </text:list-item>
        </text:list>
        <text:p text:style-name="P19">Escribir un programa que solicite el número de la nota de un alumno y determine si este paso o no el examen.<text:span text:style-name="T20"> Considerar notas mayores o iguales a 4 como aprobadas.</text:span></text:p>
        <text:p text:style-name="P15"><text:span text:style-name="T18">E</text:span>ntrada</text:p>
        <text:p text:style-name="P16">6</text:p>
        <text:p text:style-name="P15">Salida</text:p>
        <text:p text:style-name="P16">aprobado</text:p>
        <text:list text:continue-numbering="true" text:style-name="Trabajo_20_Practico">
          <text:list-item>
            <text:h text:style-name="P13" text:outline-level="3">Comparación de <text:span text:style-name="T22">2</text:span> <text:span text:style-name="T23">valores</text:span></text:h>
          </text:list-item>
        </text:list>
        <text:p text:style-name="P22">Escribir un programa que <text:span text:style-name="T22">dados 2 números ingresados, indique cuál es el menor</text:span>.</text:p>
        <text:p text:style-name="P15"><text:span text:style-name="T18">E</text:span>ntrada</text:p>
        <text:p text:style-name="P16">15</text:p>
        <text:p text:style-name="P16">7</text:p>
        <text:p text:style-name="P15">Salida</text:p>
        <text:p text:style-name="P16">7</text:p>
        <text:list text:continue-numbering="true" text:style-name="Trabajo_20_Practico">
          <text:list-item>
            <text:h text:style-name="P23" text:outline-level="3">Arbolito</text:h>
          </text:list-item>
        </text:list>
        <text:p text:style-name="P24">Escribir un programa que imprima un arbolito:</text:p>
        <text:p text:style-name="Source_20_Code"><text:s text:c="5"/>*</text:p>
        <text:p text:style-name="Source_20_Code"><text:s text:c="4"/>***</text:p>
        <text:p text:style-name="Source_20_Code"><text:s text:c="3"/>*****</text:p>
        <text:p text:style-name="P25"><text:s text:c="2"/>*******</text:p>
        <text:p text:style-name="P25"><text:s text:c="5"/><text:span text:style-name="T10">||</text:span></text:p>
        <text:p text:style-name="P24"><text:span text:style-name="Strong_20_Emphasis">E</text:span><text:span text:style-name="Strong_20_Emphasis"><text:span text:style-name="T24">xtra</text:span></text:span>: Imprimir un árbol de un tamaño pedido al usuario</text:p>
        <text:list text:continue-numbering="true" text:style-name="Trabajo_20_Practico">
          <text:list-item>
            <text:h text:style-name="P13" text:outline-level="3"><text:soft-page-break/>Transformación de un número</text:h>
          </text:list-item>
        </text:list>
        <text:p text:style-name="P22">Escribir un programa que permita transformar un número <text:span text:style-name="T25">solicitado </text:span>expresado en grados,<text:span text:style-name="T10"> </text:span>minutos y segundos a segundos.</text:p>
        <text:p text:style-name="P26">Entrada</text:p>
        <text:p text:style-name="P27">1</text:p>
        <text:p text:style-name="P27">5</text:p>
        <text:p text:style-name="P27">10</text:p>
        <text:p text:style-name="P26">Salida</text:p>
        <text:p text:style-name="P16">3910</text:p>
        <text:p text:style-name="P28">Recuerden que un grado son 60 minutos y un minuto son 60 segundos.</text:p>
        <text:list text:continue-numbering="true" text:style-name="Trabajo_20_Practico">
          <text:list-item>
            <text:h text:style-name="P29" text:outline-level="3">Secuencia</text:h>
          </text:list-item>
        </text:list>
        <text:p text:style-name="P30">Escribir un programa que muestre en pantalla la secuencia de números naturales en la que se indique a partir de cuál (inclusive), un valor máximo (no inclusive) y un paso.</text:p>
        <text:p text:style-name="P31">Entrada</text:p>
        <text:p text:style-name="P32">2</text:p>
        <text:p text:style-name="P32">11</text:p>
        <text:p text:style-name="P32">2</text:p>
        <text:p text:style-name="P31">Salida</text:p>
        <text:p text:style-name="P32">2</text:p>
        <text:p text:style-name="P32">6</text:p>
        <text:p text:style-name="P32">8</text:p>
        <text:p text:style-name="P32">10</text:p>
        <text:p text:style-name="P33"><text:span text:style-name="Strong_20_Emphasis">E</text:span><text:span text:style-name="Strong_20_Emphasis"><text:span text:style-name="T24">xtra</text:span></text:span>: <text:span text:style-name="T26">Que se admitan números enteros en las tres partes.</text:span></text:p>
        <text:list text:continue-numbering="true" text:style-name="Trabajo_20_Practico">
          <text:list-item>
            <text:h text:style-name="P34" text:outline-level="3">Transformación II</text:h>
          </text:list-item>
        </text:list>
        <text:p text:style-name="P35">Escribir un programa que permita transformar un número <text:span text:style-name="T25">solicitado </text:span><text:span text:style-name="T17">en</text:span> segundos <text:span text:style-name="T17">a grados,</text:span><text:span text:style-name="T10"> </text:span><text:span text:style-name="T17">minutos y segundos.</text:span></text:p>
        <text:p text:style-name="P36">Entrada</text:p>
        <text:p text:style-name="P37">3910</text:p>
        <text:p text:style-name="P36">Salida</text:p>
        <text:p text:style-name="P38"><text:span text:style-name="T27">grados: </text:span>1</text:p>
        <text:p text:style-name="P38"><text:span text:style-name="T27">minutos: </text:span>5</text:p>
        <text:p text:style-name="P38"><text:span text:style-name="T27">segundos: </text:span>10</text:p>
        <text:list text:continue-numbering="true" text:style-name="Trabajo_20_Practico">
          <text:list-item>
            <text:h text:style-name="P13" text:outline-level="3">Intercambio</text:h>
          </text:list-item>
        </text:list>
        <text:p text:style-name="P22">Escribir un programa que pida el ingreso de dos <text:span text:style-name="T18">valores</text:span>, intercambie <text:span text:style-name="T5">los valores en sus variables </text:span>y los muestre en pantalla.</text:p>
        <text:p text:style-name="Source_20_Code_20_Header"><text:span text:style-name="T18">E</text:span>ntrada</text:p>
        <text:p text:style-name="P16">15</text:p>
        <text:p text:style-name="P16">7</text:p>
        <text:p text:style-name="P15">Salida</text:p>
        <text:p text:style-name="P16">7</text:p>
        <text:p text:style-name="P16">15</text:p>
        <text:p text:style-name="P39"><text:span text:style-name="Strong_20_Emphasis">Extra</text:span>: Solo hacer el intercambio cuando los valores sean diferentes.</text:p>
        <text:list text:continue-numbering="true" text:style-name="Trabajo_20_Practico">
          <text:list-item>
            <text:h text:style-name="P13" text:outline-level="3">Pares e impares</text:h>
          </text:list-item>
        </text:list>
        <text:p text:style-name="Text_20_body">Escribir un programa que pida el ingreso de un número y determine si el número es par o impar.</text:p>
        <text:p text:style-name="P15"><text:span text:style-name="T18">E</text:span>ntrada</text:p>
        <text:p text:style-name="P16"><text:soft-page-break/>15</text:p>
        <text:p text:style-name="P15"><text:span text:style-name="T18">S</text:span>alida</text:p>
        <text:p text:style-name="P16">impar</text:p>
        <text:p text:style-name="P40"><text:span text:style-name="T28">Extra</text:span>: Usar restas.</text:p>
        <text:list text:continue-numbering="true" text:style-name="Trabajo_20_Practico">
          <text:list-item>
            <text:h text:style-name="P13" text:outline-level="3">Suma Lenta</text:h>
          </text:list-item>
        </text:list>
        <text:p text:style-name="P41"><text:span text:style-name="T29">Escribir </text:span>un <text:span text:style-name="T29">programa</text:span> que sume dos números <text:span text:style-name="T30">naturales</text:span> solicitados sumando de a uno. <text:span text:style-name="T31">(sin sumar ambos números directamente)</text:span></text:p>
        <text:p text:style-name="P42"><draw:frame draw:style-name="fr1" draw:name="Objeto2" text:anchor-type="as-char" svg:y="-0.377cm" svg:width="4.006cm" svg:height="0.467cm" draw:z-index="2"><draw:object xlink:href="./Object 2" xlink:type="simple" xlink:show="embed" xlink:actuate="onLoad"/><draw:image xlink:href="./ObjectReplacements/Object 2" xlink:type="simple" xlink:show="embed" xlink:actuate="onLoad"/></draw:frame></text:p>
        <text:p text:style-name="P15"><text:span text:style-name="T18">E</text:span>ntrada</text:p>
        <text:p text:style-name="P16">4</text:p>
        <text:p text:style-name="P16">4</text:p>
        <text:p text:style-name="P15">Salida</text:p>
        <text:p text:style-name="P43">8</text:p>
        <text:list text:continue-numbering="true" text:style-name="Trabajo_20_Practico">
          <text:list-item>
            <text:h text:style-name="P13" text:outline-level="3">Suma de números</text:h>
          </text:list-item>
        </text:list>
        <text:p text:style-name="P44">Escribir un programa que sume <text:span text:style-name="T18">5</text:span> números ingresados y muestre el resultado. <text:span text:style-name="T31">No es necesario almacenar los </text:span><text:span text:style-name="T18">5</text:span><text:span text:style-name="T31"> números </text:span><text:span text:style-name="T18">individualmente</text:span><text:span text:style-name="T31">.</text:span></text:p>
        <text:p text:style-name="P15"><text:span text:style-name="T18">E</text:span>ntrada</text:p>
        <text:p text:style-name="P16">4</text:p>
        <text:p text:style-name="P16">4</text:p>
        <text:p text:style-name="P16">4</text:p>
        <text:p text:style-name="P16">4</text:p>
        <text:p text:style-name="P16">4</text:p>
        <text:p text:style-name="P15">Salida</text:p>
        <text:p text:style-name="P16">20</text:p>
        <text:p text:style-name="P45"><text:span text:style-name="Strong_20_Emphasis"><text:span text:style-name="T27">Extra</text:span></text:span><text:span text:style-name="T27">: Sumar </text:span><text:span text:style-name="T23">una cantidad de números ingresados por el usuario.</text:span></text:p>
        <text:p text:style-name="P15"><text:span text:style-name="T18">E</text:span>ntrada</text:p>
        <text:p text:style-name="P16">5</text:p>
        <text:p text:style-name="P16">10</text:p>
        <text:p text:style-name="P16">10</text:p>
        <text:p text:style-name="P16">10</text:p>
        <text:p text:style-name="P16">10</text:p>
        <text:p text:style-name="P16">10</text:p>
        <text:p text:style-name="P15">Salida</text:p>
        <text:p text:style-name="P16"><text:span text:style-name="T27">la suma da: </text:span>50</text:p>
        <text:list text:continue-numbering="true" text:style-name="Trabajo_20_Practico">
          <text:list-item>
            <text:h text:style-name="P46" text:outline-level="3">Calificaciones II</text:h>
          </text:list-item>
        </text:list>
        <text:p text:style-name="P47">Escriba un programa que pida una puntuación entre 0 y 10<text:span text:style-name="T19">0</text:span>.</text:p>
        <text:p text:style-name="Viñeta_20_punto">Si la puntuación está fuera del rango, imprima un error.</text:p>
        <text:p text:style-name="Viñeta_20_punto">Si la puntuación está entre 0 y 10 <text:span text:style-name="T32">muestre el resultado en letras </text:span>utilizando la siguiente tabla:</text:p>
        <table:table table:name="Tabla1" table:style-name="Tabla1">
          <table:table-column table:style-name="Tabla1.A"/>
          <table:table-column table:style-name="Tabla1.B"/>
          <table:table-row>
            <table:table-cell table:style-name="Tabla1.A1" office:value-type="string">
              <text:p text:style-name="Table_20_Heading">Calificación:</text:p>
            </table:table-cell>
            <table:table-cell table:style-name="Tabla1.B1" office:value-type="string">
              <text:p text:style-name="Table_20_Heading">Resultado</text:p>
            </table:table-cell>
          </table:table-row>
          <table:table-row>
            <table:table-cell table:style-name="Tabla1.A2" office:value-type="string">
              <text:p text:style-name="P48">&gt;= 9<text:span text:style-name="T32">0</text:span></text:p>
            </table:table-cell>
            <table:table-cell table:style-name="Tabla1.B2" office:value-type="string">
              <text:p text:style-name="P48">A</text:p>
            </table:table-cell>
          </table:table-row>
          <table:table-row>
            <table:table-cell table:style-name="Tabla1.A2" office:value-type="string">
              <text:p text:style-name="P48">&gt;= 8<text:span text:style-name="T32">0</text:span></text:p>
            </table:table-cell>
            <table:table-cell table:style-name="Tabla1.B2" office:value-type="string">
              <text:p text:style-name="P48">B</text:p>
            </table:table-cell>
          </table:table-row>
          <table:table-row>
            <table:table-cell table:style-name="Tabla1.A2" office:value-type="string">
              <text:p text:style-name="P48">&gt;= 7<text:span text:style-name="T32">0</text:span></text:p>
            </table:table-cell>
            <table:table-cell table:style-name="Tabla1.B2" office:value-type="string">
              <text:p text:style-name="P48">C</text:p>
            </table:table-cell>
          </table:table-row>
          <table:table-row>
            <table:table-cell table:style-name="Tabla1.A2" office:value-type="string">
              <text:p text:style-name="P48">&gt;= 6<text:span text:style-name="T32">0</text:span></text:p>
            </table:table-cell>
            <table:table-cell table:style-name="Tabla1.B2" office:value-type="string">
              <text:p text:style-name="P48">D</text:p>
            </table:table-cell>
          </table:table-row>
          <table:table-row>
            <table:table-cell table:style-name="Tabla1.A2" office:value-type="string">
              <text:p text:style-name="P48">&lt; <text:span text:style-name="T32">60</text:span> F</text:p>
            </table:table-cell>
            <table:table-cell table:style-name="Tabla1.B2" office:value-type="string">
              <text:p text:style-name="P48">F</text:p>
            </table:table-cell>
          </table:table-row>
        </table:table>
        <text:p text:style-name="P36"><text:span text:style-name="T18">E</text:span>ntrada</text:p>
        <text:p text:style-name="P49">91</text:p>
        <text:p text:style-name="P36"><text:soft-page-break/>Salida</text:p>
        <text:p text:style-name="P49"><text:span text:style-name="T27">La nota 91 es </text:span>A</text:p>
        <text:list text:continue-numbering="true" text:style-name="Trabajo_20_Practico">
          <text:list-item>
            <text:h text:style-name="P50" text:outline-level="3"><text:span text:style-name="T32">N</text:span>úmeros positivos y negativos</text:h>
          </text:list-item>
        </text:list>
        <text:p text:style-name="Text_20_body">Escribir un programa que pida el ingreso de un número e indique si el mismo es positivo o negativo <text:span text:style-name="T33">o cero</text:span></text:p>
        <text:p text:style-name="P36"><text:span text:style-name="T18">E</text:span>ntrada</text:p>
        <text:p text:style-name="P37">-4<text:span text:style-name="T17">0</text:span></text:p>
        <text:p text:style-name="P36">Salida</text:p>
        <text:p text:style-name="P49">-<text:span text:style-name="T27">40 es </text:span>negativo</text:p>
        <text:list text:continue-numbering="true" text:style-name="Trabajo_20_Practico">
          <text:list-item>
            <text:h text:style-name="P13" text:outline-level="3">Múltiplos de 5</text:h>
          </text:list-item>
        </text:list>
        <text:p text:style-name="P51">Escribir un programa que pida el ingreso de un número e indique si el número introducido es múltiplo de 5</text:p>
        <text:p text:style-name="P36"><text:span text:style-name="T18">E</text:span>ntrada</text:p>
        <text:p text:style-name="P49">25</text:p>
        <text:p text:style-name="P36">Salida</text:p>
        <text:p text:style-name="P49">25 es múltiplo de 5</text:p>
        <text:p text:style-name="P39">Extra: Hacer que el programa del mismo resultado indicando contra qué número comprobar <text:span text:style-name="T5">si es o no múltiplo</text:span>.</text:p>
        <text:list text:continue-numbering="true" text:style-name="Trabajo_20_Practico">
          <text:list-item>
            <text:h text:style-name="P13" text:outline-level="3">Intervalo</text:h>
          </text:list-item>
        </text:list>
        <text:p text:style-name="Text_20_body">Escribir un programa que pida el ingreso de tres valores, e indique si el tercero de ellos pertenece o no al intervalo determinado por los dos primeros.</text:p>
        <text:p text:style-name="P52"><text:span text:style-name="T18">E</text:span>ntrada</text:p>
        <text:p text:style-name="P53">1</text:p>
        <text:p text:style-name="P53">4</text:p>
        <text:p text:style-name="P53">2</text:p>
        <text:p text:style-name="P52">Salida</text:p>
        <text:p text:style-name="P53">2 pertenece al intervalo entre 1 y 4</text:p>
        <text:list text:continue-numbering="true" text:style-name="Trabajo_20_Practico">
          <text:list-item>
            <text:h text:style-name="P54" text:outline-level="3">Serie de dos</text:h>
          </text:list-item>
        </text:list>
        <text:p text:style-name="P55">Escribir un programa que pida el ingreso de <text:span text:style-name="T34">un número entero que indica la cantidad de veces a sumar una serie del siguiente tipo</text:span></text:p>
        <text:p text:style-name="P56">Si el número es 5, la serie sería:<draw:frame draw:style-name="fr1" draw:name="Objeto3" text:anchor-type="as-char" svg:y="-0.377cm" svg:width="6.387cm" svg:height="0.467cm" draw:z-index="1"><draw:object xlink:href="./Object 4" xlink:type="simple" xlink:show="embed" xlink:actuate="onLoad"/><draw:image xlink:href="./ObjectReplacements/Object 4" xlink:type="simple" xlink:show="embed" xlink:actuate="onLoad"/><svg:desc>fórmula</svg:desc></draw:frame></text:p>
        <text:p text:style-name="P57"><text:span text:style-name="T18">E</text:span>ntrada</text:p>
        <text:p text:style-name="P58">5</text:p>
        <text:p text:style-name="P57">Salida</text:p>
        <text:p text:style-name="P59">24690</text:p>
        <text:list text:continue-numbering="true" text:style-name="Trabajo_20_Practico">
          <text:list-item>
            <text:h text:style-name="P13" text:outline-level="3">Comparación de 4 variables</text:h>
          </text:list-item>
        </text:list>
        <text:p text:style-name="Text_20_body">Escribir un programa que pida el ingreso de 4 valores e indique cuál es el menor de todos ellos.</text:p>
        <text:p text:style-name="P52"><text:span text:style-name="T18">E</text:span>ntrada</text:p>
        <text:p text:style-name="P53">6</text:p>
        <text:p text:style-name="P53">4</text:p>
        <text:p text:style-name="P53">2</text:p>
        <text:p text:style-name="P53">8</text:p>
        <text:p text:style-name="P52">Salida</text:p>
        <text:p text:style-name="P53"><text:soft-page-break/>el numero menor es 2</text:p>
        <text:list text:continue-numbering="true" text:style-name="Trabajo_20_Practico">
          <text:list-item>
            <text:h text:style-name="P13" text:outline-level="3"><text:span text:style-name="T26">P</text:span>romedio</text:h>
          </text:list-item>
        </text:list>
        <text:p text:style-name="Text_20_body">Esc<text:span text:style-name="T35">ribir un programa que pida el ingreso de </text:span><text:span text:style-name="T36">20</text:span><text:span text:style-name="T35"> números desde teclado y calcule su </text:span><text:span text:style-name="T37">promedio</text:span>. <text:span text:style-name="T33">(no es necesa</text:span>rio guardar los número<text:span text:style-name="T26">s</text:span> individuales<text:span text:style-name="T26">)</text:span></text:p>
        <text:p text:style-name="P52"><text:span text:style-name="T18">E</text:span>ntrada</text:p>
        <text:p text:style-name="P53">10</text:p>
        <text:p text:style-name="P53">10</text:p>
        <text:p text:style-name="P60">10</text:p>
        <text:p text:style-name="P60">10</text:p>
        <text:p text:style-name="P52">Salida</text:p>
        <text:p text:style-name="P53">El promedio es 10.0</text:p>
        <text:p text:style-name="P61"><text:span text:style-name="Strong_20_Emphasis">Extra</text:span>: Obtener el promedio de una cantidad de números ingresada por el usuario.</text:p>
        <text:list text:continue-numbering="true" text:style-name="Trabajo_20_Practico">
          <text:list-item>
            <text:h text:style-name="P13" text:outline-level="3">Múltiplos</text:h>
          </text:list-item>
        </text:list>
        <text:p text:style-name="Text_20_body">Escribir un programa que imprima en pantalla todos los múltiplos de 7 entre 0 y 100.</text:p>
        <text:p text:style-name="P62"><text:span text:style-name="Strong_20_Emphasis">Extra</text:span>: Que el usuario ingrese el tope de la búsqueda de múltiplos.</text:p>
        <text:list text:continue-numbering="true" text:style-name="Trabajo_20_Practico">
          <text:list-item>
            <text:h text:style-name="P13" text:outline-level="3"><text:bookmark-start text:name="__RefHeading__2037_935571122"/><text:span text:style-name="T32">F</text:span>actorial<text:bookmark-end text:name="__RefHeading__2037_935571122"/></text:h>
          </text:list-item>
        </text:list>
        <text:p text:style-name="Text_20_body">Escribir <text:span text:style-name="T35">un programa que solicite el ingreso de un número y calcule su factoria</text:span>l. Tener en cuenta que <draw:frame draw:style-name="fr2" draw:name="Object37" text:anchor-type="as-char" svg:width="1.184cm" svg:height="0.467cm" draw:z-index="11"><draw:object xlink:href="./Object 1" xlink:type="simple" xlink:show="embed" xlink:actuate="onLoad"/><draw:image xlink:href="./ObjectReplacements/Object 1" xlink:type="simple" xlink:show="embed" xlink:actuate="onLoad"/><svg:desc>fórmula</svg:desc></draw:frame>, y que el factorial está definido solo para números positivos.</text:p>
        <text:p text:style-name="P52"><text:span text:style-name="T18">E</text:span>ntrada</text:p>
        <text:p text:style-name="P53">4</text:p>
        <text:p text:style-name="P52">Salida</text:p>
        <text:p text:style-name="P53">4! = 4 x 3 x 2 x 1 = 24</text:p>
        <text:list text:continue-numbering="true" text:style-name="Trabajo_20_Practico">
          <text:list-item>
            <text:h text:style-name="P13" text:outline-level="3"><text:bookmark-start text:name="__RefHeading__2039_935571122"/><text:span text:style-name="T38">Sucesión</text:span> de Fibonacci<text:bookmark-end text:name="__RefHeading__2039_935571122"/></text:h>
          </text:list-item>
        </text:list>
        <text:p text:style-name="Text_20_body">L<text:span text:style-name="T35">a sucesión de Fibonacci es una sucesión infinita donde cada elemento es la suma de lo</text:span>s dos anteriores. En la misma, los dos primeros <text:span text:style-name="T39">términos</text:span> son <text:span text:style-name="Example"><text:span text:style-name="T27">0</text:span></text:span><text:span text:style-name="T27"> y </text:span><text:span text:style-name="Example"><text:span text:style-name="T27">1</text:span></text:span><text:span text:style-name="T27">.</text:span></text:p>
        <text:p text:style-name="Text_20_body">Esc<text:span text:style-name="T35">ribir un programa que genere la serie de Fibonacci </text:span><text:span text:style-name="T40">hasta un término pedido al usuario</text:span><text:span text:style-name="T41"> </text:span>y la muestre en pantalla <text:span text:style-name="T42">de la siguiente manera</text:span>.</text:p>
        <text:p text:style-name="P63">Entrada</text:p>
        <text:p text:style-name="P53">6</text:p>
        <text:p text:style-name="P63">Salida</text:p>
        <text:p text:style-name="P64">termino 1: 0</text:p>
        <text:p text:style-name="P65"><text:span text:style-name="T27">termino 2: </text:span>1</text:p>
        <text:p text:style-name="P53">termino 3: 1</text:p>
        <text:p text:style-name="P53">termino 4: 2</text:p>
        <text:p text:style-name="P53">termino 5: 3</text:p>
        <text:p text:style-name="P53">termino 6: 5</text:p>
        <text:p text:style-name="P61">El menor término calculable es el tercero.</text:p>
        <text:list text:continue-numbering="true" text:style-name="Trabajo_20_Practico">
          <text:list-item>
            <text:h text:style-name="P13" text:outline-level="3"><text:bookmark-start text:name="__RefHeading__2041_935571122"/>Números primos<text:bookmark-end text:name="__RefHeading__2041_935571122"/></text:h>
          </text:list-item>
        </text:list>
        <text:p text:style-name="Text_20_body">Escribir un programa que <text:span text:style-name="T43">indique si un número ingresado es </text:span>primos <text:s/><text:span text:style-name="T43">o no. </text:span><text:span text:style-name="T44">U</text:span><text:span text:style-name="T43">n número primo es un número </text:span><text:span text:style-name="T44">entero</text:span><text:span text:style-name="T43"> mayor que 1 que tiene únicamente dos divisores positivos distintos: él mismo y el 1. Por ejemplo; 7</text:span></text:p>
        <text:p text:style-name="P52"><text:soft-page-break/>Entrada</text:p>
        <text:p text:style-name="P53">7</text:p>
        <text:p text:style-name="P52">Salida</text:p>
        <text:p text:style-name="P53">7 es primo</text:p>
        <text:list text:continue-numbering="true" text:style-name="Trabajo_20_Practico">
          <text:list-item>
            <text:h text:style-name="P13" text:outline-level="3"><text:bookmark-start text:name="__RefHeading___Toc5417_2964218907"/>Restas sucesivas<text:bookmark-end text:name="__RefHeading___Toc5417_2964218907"/></text:h>
          </text:list-item>
        </text:list>
        <text:p text:style-name="Text_20_body">Escribir un programa que mediante restas sucesivas, obtenga el valor del cociente y resto de dos números enteros.</text:p>
        <text:p text:style-name="P52">Entrada</text:p>
        <text:p text:style-name="P53">6</text:p>
        <text:p text:style-name="P53">2</text:p>
        <text:p text:style-name="P52">Salida</text:p>
        <text:p text:style-name="P53">6</text:p>
        <text:p text:style-name="P53">-2</text:p>
        <text:p text:style-name="P53">-2</text:p>
        <text:p text:style-name="P53">-2</text:p>
        <text:p text:style-name="P53">cociente: 3</text:p>
        <text:p text:style-name="P53">resto: 0</text:p>
        <text:list text:continue-numbering="true" text:style-name="Trabajo_20_Practico">
          <text:list-item>
            <text:h text:style-name="P13" text:outline-level="3">Un segundo después</text:h>
          </text:list-item>
        </text:list>
        <text:p text:style-name="Text_20_body">Escribir un programa que una vez leída una hora en formato, <text:span text:style-name="T45">horas, minutos </text:span><text:span text:style-name="T43">y</text:span><text:span text:style-name="T45"> segundos indique cuál será el tiempo dentro de un segundo.</text:span></text:p>
        <text:p text:style-name="P66">Entrada</text:p>
        <text:p text:style-name="P67">1</text:p>
        <text:p text:style-name="P67">59</text:p>
        <text:p text:style-name="P67">59</text:p>
        <text:p text:style-name="P66">Salida</text:p>
        <text:p text:style-name="P67">2 horas</text:p>
        <text:p text:style-name="P67">0 minutos</text:p>
        <text:p text:style-name="P67">0 segundos</text:p>
        <text:p text:style-name="P62">Extra: Que el usuario pueda ingresar la cantidad de segundos a sumar.</text:p>
        <text:list text:continue-numbering="true" text:style-name="Trabajo_20_Practico">
          <text:list-item>
            <text:h text:style-name="P13" text:outline-level="3">Ordenar 3 valores</text:h>
          </text:list-item>
        </text:list>
        <text:p text:style-name="Text_20_body">Escribir un programa que pida el ingreso de 3 <text:span text:style-name="T32">números</text:span> y l<text:span text:style-name="T32">o</text:span>s imprima en pantalla ordenad<text:span text:style-name="T32">o</text:span> de menor a mayor.</text:p>
        <text:p text:style-name="P66">Entrada</text:p>
        <text:p text:style-name="Source_20_Code">4</text:p>
        <text:p text:style-name="P67">19</text:p>
        <text:p text:style-name="P67">2</text:p>
        <text:p text:style-name="P66">Salida</text:p>
        <text:p text:style-name="P67">2</text:p>
        <text:p text:style-name="P67">4</text:p>
        <text:p text:style-name="P67">19</text:p>
        <text:list text:continue-numbering="true" text:style-name="Trabajo_20_Practico">
          <text:list-item>
            <text:h text:style-name="P13" text:outline-level="3">Números Perfectos</text:h>
          </text:list-item>
        </text:list>
        <text:p text:style-name="Text_20_body">“Un número enter<text:span text:style-name="T35">o es llamado perfecto cuando este número es igual a la suma de sus div</text:span>isores exactos <text:span text:style-name="T46">menos si mismo.</text:span>”</text:p>
        <text:p text:style-name="Text_20_body">Escribir un programa que busque e imprima por pantalla los primeros cuatro números perfectos comenzando desde e<text:span text:style-name="T47">l 1.</text:span></text:p>
        <text:p text:style-name="P68">Entrada</text:p>
        <text:p text:style-name="P69">6</text:p>
        <text:p text:style-name="P68"><text:soft-page-break/>Salida</text:p>
        <text:p text:style-name="P69">6 es perfecto</text:p>
        <text:p text:style-name="P69">ya que</text:p>
        <text:p text:style-name="P69">3 es divisor</text:p>
        <text:p text:style-name="P69">2 es divisor</text:p>
        <text:p text:style-name="P69">1 es divisor</text:p>
        <text:p text:style-name="P69">entonces</text:p>
        <text:p text:style-name="P69">1 + 2 + 3 = 6</text:p>
        <text:list text:continue-numbering="true" text:style-name="Trabajo_20_Practico">
          <text:list-item>
            <text:h text:style-name="P70" text:outline-level="3">Palindromo</text:h>
          </text:list-item>
        </text:list>
        <text:p text:style-name="P71">Implementar un programa que recorriendo una cadena ingresada por el usuario, indique si esta es un palindromo ignorando mayúsculas y minúsculas.</text:p>
        <text:p text:style-name="Source_20_Code_20_Header"><text:span text:style-name="T46">En</text:span>trada</text:p>
        <text:p text:style-name="P69">Neuquen</text:p>
        <text:p text:style-name="P68">Salida</text:p>
        <text:p text:style-name="P69">Neuquen es palindromo</text:p>
        <text:p text:style-name="P72"><text:span text:style-name="Strong_20_Emphasis"><text:span text:style-name="T26">E</text:span></text:span><text:span text:style-name="Strong_20_Emphasis">xtra</text:span>: <text:span text:style-name="T26">Que pueda ignorar espacios.</text:span></text:p>
        <text:list text:continue-numbering="true" text:style-name="Trabajo_20_Practico">
          <text:list-item>
            <text:h text:style-name="P73" text:outline-level="3">Calculadora</text:h>
          </text:list-item>
        </text:list>
        <text:p text:style-name="P74">Desarrollar un programa que permita hacer cuentas e ir ingresando números. El operador toma el valor anterior y lo aplica al siguiente. El signo igual da el resultado acumulado.</text:p>
        <text:p text:style-name="P74">Implementen suma, resta, multiplicación, división y exponenciación.</text:p>
        <text:p text:style-name="P74">Al dividir, debiera de advertir si se está por dividir por cero.</text:p>
        <text:p text:style-name="P75"><text:span text:style-name="T46">En</text:span>trada <text:span text:style-name="T48">y salida</text:span></text:p>
        <text:p text:style-name="P76">10</text:p>
        <text:p text:style-name="P76">+</text:p>
        <text:p text:style-name="P76">20</text:p>
        <text:p text:style-name="P76">+</text:p>
        <text:p text:style-name="P76">10</text:p>
        <text:p text:style-name="P76">=</text:p>
        <text:p text:style-name="P76">40</text:p>
        <text:p text:style-name="P77">/</text:p>
        <text:p text:style-name="P76">2</text:p>
        <text:p text:style-name="P76">=</text:p>
        <text:p text:style-name="P76">20</text:p>
        <text:p text:style-name="P74"><text:span text:style-name="T28">Extra</text:span>: </text:p>
        <text:p text:style-name="P74">Que la salida muestre la secuencia de operaciones hasta el igual</text:p>
        <text:p text:style-name="P76">10</text:p>
        <text:p text:style-name="P76">+</text:p>
        <text:p text:style-name="P76">20</text:p>
        <text:p text:style-name="P76">+</text:p>
        <text:p text:style-name="P76">10</text:p>
        <text:p text:style-name="P76">=</text:p>
        <text:p text:style-name="P76">10+20+10=40</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ource Sans Pro Semibold" svg:font-family="'Source Sans Pro Semibold'" style:font-adornments="Cursiva" style:font-family-generic="swiss"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Título_20_Ejercicio" style:display-name="Título Ejercicio" style:family="paragraph" style:parent-style-name="Heading_20_3" style:next-style-name="Text_20_body" style:auto-update="true" style:default-outline-level="3" style:list-style-name="Trabajo_20_Practico"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1"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Text" style:family="paragraph" style:parent-style-name="Caption" style:class="extra"/>
    <style:style style:name="Untitled1" style:family="paragraph" style:parent-style-name="Heading_20_6" style:default-outline-level="" style:list-style-nam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 style:master-page-name="">
      <style:paragraph-properties style:page-number="auto" fo:keep-with-next="auto"/>
    </style:style>
    <style:style style:name="En_20_Palabras" style:display-name="En Palabras" style:family="paragraph" style:parent-style-name="List_20_Contents" style:list-style-name="Apalabrada"/>
    <style:style style:name="Signature" style:family="paragraph" style:parent-style-name="Standard" style:class="text">
      <style:paragraph-properties text:number-lines="false" text:line-number="0"/>
    </style:style>
    <style:style style:name="Figure" style:family="paragraph" style:parent-style-name="Caption" style:class="extra"/>
    <style:style style:name="Diagrama" style:family="paragraph" style:parent-style-name="Caption"/>
    <style:style style:name="Centrado" style:family="paragraph" style:parent-style-name="Table_20_Contents">
      <style:paragraph-properties fo:text-align="center" style:justify-single-word="false" style:writing-mode="page"/>
    </style:style>
    <style:style style:name="Explicado" style:family="paragraph" style:parent-style-name="Numerada" style:list-style-name="Esquema_20_Explicacion">
      <style:paragraph-properties>
        <style:tab-stops>
          <style:tab-stop style:position="9.999cm"/>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Viñeta_20_punto" style:display-name="Viñeta punto" style:family="paragraph" style:parent-style-name="List_20_Contents">
      <style:paragraph-properties fo:margin-left="0.4cm" fo:margin-right="0cm" fo:text-indent="0.499cm" style:auto-text-indent="false"/>
    </style:style>
    <style:style style:name="Romanos" style:family="paragraph" style:parent-style-name="List_20_Contents"/>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Meme"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IBM Plex Mono" fo:font-family="'IBM Plex Mono'" style:font-style-name="Itálica" style:font-family-generic="modern" style:font-pitch="fixed" fo:font-style="italic"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Placeholder" style:family="text">
      <style:text-properties fo:font-variant="small-caps" fo:color="#008080" loext:opacity="100%" style:text-underline-style="dotted" style:text-underline-width="auto" style:text-underline-color="font-color"/>
    </style:style>
    <style:style style:name="Emphasis" style:family="text">
      <style:text-properties fo:font-style="italic" fo:background-color="transparent"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ódigo_20_Inline" style:display-name="Código Inline" style:family="text" style:parent-style-name="Example">
      <style:text-properties fo:font-size="10pt" loext:padding="0.049cm" loext:border="0.06pt solid #000000"/>
    </style:style>
    <style:style style:name="Variable" style:family="text">
      <style:text-properties style:font-name="Source Sans Pro Semibold" fo:font-family="'Source Sans Pro Semibold'" style:font-style-name="Cursiva" style:font-family-generic="swiss" style:font-pitch="variable" fo:font-style="italic" fo:font-weight="600" style:font-size-asian="10.5pt" style:font-style-asian="italic" style:font-style-complex="italic" loext:shadow="none"/>
    </style:style>
    <style:style style:name="Salida" style:family="text" style:parent-style-name="Código_20_Inline">
      <style:text-properties fo:background-color="#d0ffd0"/>
    </style:style>
    <style:style style:name="Asignación" style:family="text" style:parent-style-name="Código_20_Inline">
      <style:text-properties fo:background-color="#ffffd0"/>
    </style:style>
    <style:style style:name="Lazo" style:family="text" style:parent-style-name="Código_20_Inline">
      <style:text-properties fo:background-color="#ffe2a5"/>
    </style:style>
    <style:style style:name="Inicio-fin" style:family="text" style:parent-style-name="Código_20_Inline">
      <style:text-properties fo:background-color="#f1d3ff"/>
    </style:style>
    <style:style style:name="Citation" style:family="text">
      <style:text-properties fo:font-style="italic" style:font-style-asian="italic" style:font-style-complex="italic"/>
    </style:style>
    <style:style style:name="Error" style:family="text" style:parent-style-name="Código_20_Inline">
      <style:text-properties fo:background-color="#f7d1d5"/>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Verde" style:family="text">
      <style:text-properties fo:background-color="#81d41a"/>
    </style:style>
    <style:style style:name="Graphics" style:family="graphic">
      <style:graphic-properties text:anchor-type="paragraph" svg:x="0cm" svg:y="0cm" fo:margin-top="0.499cm" fo:margin-bottom="0.499cm" style:wrap="none" style:vertical-pos="top" style:vertical-rel="paragraph" style:horizontal-pos="center" style:horizontal-rel="paragraph" fo:background-color="transparent" draw:fill="none" draw:fill-color="#729fcf"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Bloque" style:family="graphic" style:parent-style-name="Graphics">
      <style:graphic-properties text:anchor-type="paragraph" svg:x="7.001cm" fo:margin-top="0.6cm" fo:margin-bottom="0.6cm" style:horizontal-pos="from-left" style:horizontal-rel="page"/>
    </style:style>
    <style:style style:name="Ejemplo" style:family="graphic" style:parent-style-name="Graphics">
      <style:graphic-properties text:anchor-type="paragraph" svg:x="0cm" fo:margin-left="0.7cm" fo:margin-right="0.499cm" style:wrap="left" style:number-wrapped-paragraphs="no-limit" style:wrap-contour="false" style:horizontal-pos="right" style:horizontal-rel="paragraph" fo:background-color="transparent" draw:fill="none" draw:fill-color="#729fcf"/>
    </style:style>
    <style:style style:name="Inline" style:family="graphic" style:parent-style-name="Graphics">
      <style:graphic-properties svg:x="0cm" svg:y="0cm" fo:margin-top="0cm" fo:margin-bottom="0cm" style:wrap="right" style:number-wrapped-paragraphs="no-limit" style:wrap-contour="false" style:vertical-pos="middle" style:vertical-rel="paragraph" style:horizontal-pos="left" style:horizontal-rel="paragraph">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space"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space" fo:text-indent="-1cm" fo:margin-left="1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space" fo:text-indent="-1cm" fo:margin-left="1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space" fo:text-indent="-1cm" fo:margin-left="1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space" fo:text-indent="-1cm" fo:margin-left="1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space" fo:text-indent="-1cm" fo:margin-left="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space" fo:text-indent="-1cm" fo:margin-left="1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space" fo:text-indent="-1cm" fo:margin-left="1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space" fo:text-indent="-1cm" fo:margin-left="1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space" fo:text-indent="-1cm" fo:margin-left="1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space" fo:text-indent="-1cm" fo:margin-left="1cm"/>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quema_20_Explicacion" style:display-name="Esquema Explicacion">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date-style style:name="N115">
      <number:month number:style="long"/>
      <number:text>-</number:text>
      <number:year number:style="long"/>
    </number:date-style>
    <number:date-style style:name="N10114" number:language="es" number:country="AR" number:title="Definido por el usuario">
      <number:year number:style="long"/>
    </number:date-style>
    <number:date-style style:name="N10115" number:language="es" number:country="AR">
      <number:month number:style="long"/>
      <number:text>-</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6ae128"/>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paragraph-rsid="00307e24"/>
    </style:style>
    <style:style style:name="MT1" style:family="text">
      <style:text-properties officeooo:rsid="00277460"/>
    </style:style>
    <style:style style:name="MT2" style:family="text">
      <style:text-properties style:font-name="Fabrikat" fo:font-size="13pt" style:font-size-asian="10.5pt"/>
    </style:style>
    <style:style style:name="MT3" style:family="text">
      <style:text-properties style:font-name="Fabrikat" fo:font-size="13pt" officeooo:rsid="00176edb" style:font-size-asian="10.5pt"/>
    </style:style>
    <style:style style:name="MT4" style:family="text">
      <style:text-properties style:font-name="Fabrikat" fo:font-size="13pt" officeooo:rsid="000b2ba5" style:font-size-asian="10.5pt"/>
    </style:style>
    <style:style style:name="MT5" style:family="text">
      <style:text-properties officeooo:rsid="003b54cc"/>
    </style:style>
    <style:style style:name="MT6" style:family="text">
      <style:text-properties officeooo:rsid="0012abe4"/>
    </style:style>
    <style:style style:name="MT7" style:family="text">
      <style:text-properties officeooo:rsid="0037e73e"/>
    </style:style>
    <style:style style:name="MT8" style:family="text">
      <style:text-properties officeooo:rsid="006ae128"/>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8">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10"><draw:image xlink:href="Pictures/1000000100000500000000C8CFF9BEFA.png" xlink:type="simple" xlink:show="embed" xlink:actuate="onLoad" draw:mime-type="image/png"/></draw:frame><text:tab/><text:tab/><text:span text:style-name="MT1">Ingeniería en Computación</text:span></text:p>
        <text:p text:style-name="MP2"><text:span text:style-name="MT2"><text:tab/><text:tab/></text:span><text:span text:style-name="MT3">Curso de Ingreso </text:span><text:span text:style-name="MT4"><text:date style:data-style-name="N114" text:date-value="2025-02-17T00:13:58.492538197">2025</text:date></text:span></text:p>
      </style:header>
      <style:footer>
        <text:p text:style-name="MP3"><text:span text:style-name="MT5">r</text:span><text:editing-cycles>42</text:editing-cycles>/<text:span text:style-name="MT6"><text:date style:data-style-name="N10114" text:date-value="2025-02-17T00:13:58.493021624">2025</text:date></text:span><text:span text:style-name="MT7">(</text:span><text:span text:style-name="MT7"><text:author-initials text:fixed="false">MV</text:author-initials></text:span><text:span text:style-name="MT7">)</text:span><text:tab/><text:tab/><text:span text:style-name="Fondo_20_Gris">Página </text:span><text:span text:style-name="Fondo_20_Gris"><text:page-number text:select-page="current">1</text:page-number></text:span><text:span text:style-name="Fondo_20_Gris"><text:s/>de </text:span><text:span text:style-name="Fondo_20_Gris"><text:expression text:formula="ooow:page" office:value-type="float" office:value="8" style:data-style-name="N0">8</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CFF9BEFA.png" xlink:type="simple" xlink:show="embed" xlink:actuate="onLoad" draw:mime-type="image/png"/></draw:frame><text:tab/><text:tab/><text:span text:style-name="MT8">Módulo 5</text:span></text:p>
        <text:p text:style-name="MP2"><text:span text:style-name="MT2"><text:tab/><text:tab/></text:span><text:span text:style-name="MT3">Curso de Ingreso </text:span><text:span text:style-name="MT4"><text:date style:data-style-name="N114" text:date-value="2025-02-17T00:13:58.494405895">2025</text:date></text:span></text:p>
      </style:header>
      <style:footer>
        <text:p text:style-name="MP5"><text:span text:style-name="MT5">r</text:span><text:editing-cycles>42</text:editing-cycles>/<text:span text:style-name="MT6"><text:date style:data-style-name="N10114" text:date-value="2025-02-17T00:13:58.494901265">2025</text:date></text:span><text:span text:style-name="MT7">(</text:span><text:span text:style-name="MT7"><text:author-initials text:fixed="false">MV</text:author-initials></text:span><text:span text:style-name="MT7">)</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65</text:expression></text:span></text:p>
      </style:footer>
    </style:master-page>
    <style:master-page style:name="Envelope" style:page-layout-name="Mpm8"/>
    <style:master-page style:name="Footnote" style:page-layout-name="Mpm9"/>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18-10-16T17:36:25.520000000</meta:creation-date>
    <dc:date>2025-02-17T00:13:58.126016862</dc:date>
    <dc:creator>Martín René Vilugrón</dc:creator>
    <meta:editing-duration>P4DT9H55M51S</meta:editing-duration>
    <meta:editing-cycles>42</meta:editing-cycles>
    <meta:generator>LibreOffice/24.8.4.2$Linux_X86_64 LibreOffice_project/480$Build-2</meta:generator>
    <meta:document-statistic meta:table-count="1" meta:image-count="2" meta:object-count="4" meta:page-count="8" meta:paragraph-count="305" meta:word-count="1578" meta:character-count="8529" meta:non-whitespace-character-count="7226"/>
  </office:meta>
</office:document-meta>
</file>

<file path=Object 1/content.xml><?xml version="1.0" encoding="utf-8"?>
<math xmlns="http://www.w3.org/1998/Math/MathML">
  <semantics>
    <mrow>
      <mn>0</mn>
      <mrow>
        <mi>!</mi>
        <mo stretchy="false">=</mo>
        <mn>1</mn>
      </mrow>
    </mrow>
    <annotation encoding="StarMath 5.0">0! = 1</annotation>
  </semantics>
</math>
</file>

<file path=Object 2/content.xml><?xml version="1.0" encoding="utf-8"?>
<math xmlns="http://www.w3.org/1998/Math/MathML" display="block">
  <semantics>
    <mrow>
      <mrow>
        <mn>4</mn>
        <mo stretchy="false">+</mo>
        <mn>4</mn>
      </mrow>
      <mo stretchy="false">⇒</mo>
      <mrow>
        <mrow>
          <mn>4</mn>
          <mo stretchy="false">+</mo>
          <mn>1</mn>
          <mo stretchy="false">+</mo>
          <mn>1</mn>
          <mo stretchy="false">+</mo>
          <mn>1</mn>
          <mo stretchy="false">+</mo>
          <mn>1</mn>
        </mrow>
        <mo stretchy="false">=</mo>
        <mn>8</mn>
      </mrow>
    </mrow>
    <annotation encoding="StarMath 5.0">4+4 drarrow 4+1+1+1+1=8</annotation>
  </semantics>
</math>
</file>

<file path=Object 3/content.xml><?xml version="1.0" encoding="utf-8"?>
<math xmlns="http://www.w3.org/1998/Math/MathML" display="block">
  <semantics>
    <mrow>
      <mi mathvariant="italic">Area</mi>
      <mo stretchy="false">=</mo>
      <mfrac>
        <mrow>
          <mi>b</mi>
          <mo stretchy="false">×</mo>
          <mi>h</mi>
        </mrow>
        <mn>2</mn>
      </mfrac>
    </mrow>
    <annotation encoding="StarMath 5.0">Area = frac {b  times  h} {2} </annotation>
  </semantics>
</math>
</file>

<file path=Object 4/content.xml><?xml version="1.0" encoding="utf-8"?>
<math xmlns="http://www.w3.org/1998/Math/MathML" display="block">
  <semantics>
    <mrow>
      <mn>5</mn>
      <mo stretchy="false">⇒</mo>
      <mrow>
        <mrow>
          <mn>2</mn>
          <mo stretchy="false">+</mo>
          <mn>22</mn>
          <mo stretchy="false">+</mo>
          <mn>222</mn>
          <mo stretchy="false">+</mo>
          <mn>2222</mn>
          <mo stretchy="false">+</mo>
          <mn>22222</mn>
        </mrow>
        <mo stretchy="false">=</mo>
        <mn>24690</mn>
      </mrow>
    </mrow>
    <annotation encoding="StarMath 5.0">5 drarrow 2 + 22 + 222 + 2222 + 22222 = 24690</annotation>
  </semantics>
</math>
</file>